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11812" officeooo:paragraph-rsid="00111812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44f40" officeooo:paragraph-rsid="00144f40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796db" officeooo:paragraph-rsid="001796db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16efec" officeooo:paragraph-rsid="0016efec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ac44f" officeooo:paragraph-rsid="001ac44f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officeooo:rsid="000bc365" officeooo:paragraph-rsid="001466ba"/>
    </style:style>
    <style:style style:name="P11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5b73a" officeooo:paragraph-rsid="0015b73a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officeooo:paragraph-rsid="0016efec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officeooo:rsid="0016efec" officeooo:paragraph-rsid="0016efe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fo:font-weight="bold" officeooo:rsid="0019c2b8" officeooo:paragraph-rsid="0019c2b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ac44f" officeooo:paragraph-rsid="001ac44f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5b73a" officeooo:paragraph-rsid="0015b73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47a4" style:font-size-asian="12pt" style:font-size-complex="12pt"/>
    </style:style>
    <style:style style:name="T3" style:family="text">
      <style:text-properties fo:font-size="12pt" officeooo:rsid="001466ba" style:font-size-asian="12pt" style:font-size-complex="12pt"/>
    </style:style>
    <style:style style:name="T4" style:family="text">
      <style:text-properties fo:font-size="12pt" officeooo:rsid="0016efec" style:font-size-asian="12pt" style:font-size-complex="12pt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officeooo:rsid="00104728"/>
    </style:style>
    <style:style style:name="T7" style:family="text">
      <style:text-properties officeooo:rsid="0015b73a"/>
    </style:style>
    <style:style style:name="T8" style:family="text">
      <style:text-properties officeooo:rsid="00193f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6">Source Pat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5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6">7/05/04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5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2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5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2">V00<text:span text:style-name="T7">5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4">PCBA :</text:p>
          </table:table-cell>
          <table:covered-table-cell/>
          <table:table-cell table:style-name="表格1.A3" table:number-columns-spanned="11" office:value-type="string">
            <text:p text:style-name="P2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7">項目</text:p>
                </table:table-cell>
                <table:table-cell table:style-name="表格2.A1" office:value-type="string">
                  <text:p text:style-name="P17">位置</text:p>
                </table:table-cell>
                <table:table-cell table:style-name="表格2.A1" office:value-type="string">
                  <text:p text:style-name="P17">檔案名稱</text:p>
                </table:table-cell>
                <table:table-cell table:style-name="表格2.A1" office:value-type="string">
                  <text:p text:style-name="P17">檢查碼(MD5)</text:p>
                </table:table-cell>
                <table:table-cell table:style-name="表格2.A1" office:value-type="string">
                  <text:p text:style-name="P17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5">1.</text:p>
                </table:table-cell>
                <table:table-cell table:style-name="表格2.A1" office:value-type="string">
                  <text:p text:style-name="P5">U</text:p>
                </table:table-cell>
                <table:table-cell table:style-name="表格2.A1" office:value-type="string">
                  <text:p text:style-name="P8">0004_sources.patch</text:p>
                </table:table-cell>
                <table:table-cell table:style-name="表格2.A1" office:value-type="string">
                  <text:p text:style-name="P8">6b708ab72af33c760664c7943e0450f3</text:p>
                </table:table-cell>
                <table:table-cell table:style-name="表格2.A1" office:value-type="string">
                  <text:p text:style-name="P11">Source patch <text:span text:style-name="T8">0004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5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11"/>
                </table:table-cell>
              </table:table-row>
              <table:table-row table:style-name="表格2.1">
                <table:table-cell table:style-name="表格2.A1" office:value-type="string">
                  <text:p text:style-name="P15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5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5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9"/>
                </table:table-cell>
              </table:table-row>
              <table:table-row table:style-name="表格2.1">
                <table:table-cell table:style-name="表格2.A1" office:value-type="string">
                  <text:p text:style-name="P15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5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5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5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5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"><text:span text:style-name="T1">1. </text:span><text:span text:style-name="T4">Source patch update 是依目前release</text:span><text:span text:style-name="T1"> source code使用。</text:span></text:p>
            <text:p text:style-name="P12"><text:span text:style-name="T1">2. 請依照pdf 的說明來執行</text:span><text:span text:style-name="T5"> </text:span><text:span text:style-name="T1">。 <text:s/></text:span></text:p>
            <text:p text:style-name="P7"><text:s text:c="3"/>Freescale_Yocto_Project_User's_Guide.pdf</text:p>
            <text:p text:style-name="P7"><text:s text:c="3"/>User's Instructions.pdf</text:p>
            <text:p text:style-name="P13"><text:span text:style-name="T4">3. 延續之前的</text:span><text:span text:style-name="T1">Patch.</text:span></text:p>
            <text:p text:style-name="P10"><text:span text:style-name="T4">4</text:span><text:span text:style-name="T1">. 此</text:span><text:span text:style-name="T4">Patch</text:span><text:span text:style-name="T2">添加 </text:span><text:span text:style-name="T3">python-gtk, mp, ftpput 功能. 使能執行 mp-tool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4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14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4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14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14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8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04T16:33:59.683641547</dc:date>
    <meta:print-date>1900-12-31T16:00:00</meta:print-date>
    <meta:editing-cycles>31</meta:editing-cycles>
    <meta:editing-duration>PT36M13S</meta:editing-duration>
    <meta:generator>LibreOffice/4.2.6.3$Linux_X86_64 LibreOffice_project/420m0$Build-3</meta:generator>
    <meta:document-statistic meta:table-count="2" meta:image-count="0" meta:object-count="0" meta:page-count="1" meta:paragraph-count="52" meta:word-count="148" meta:character-count="422" meta:non-whitespace-character-count="3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